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1" fo:font-size="9pt" style:font-size-asian="9pt" style:font-size-complex="9pt"/>
    </style:style>
    <style:style style:name="P2" style:family="paragraph" style:parent-style-name="Standard">
      <style:text-properties style:font-name="Verdana1" fo:font-size="9pt" style:font-size-asian="9pt" style:font-size-complex="9pt"/>
    </style:style>
    <style:style style:name="T1" style:family="text">
      <style:text-properties style:font-name="Verdana" fo:font-size="10pt"/>
    </style:style>
    <style:style style:name="T2" style:family="text">
      <style:text-properties fo:font-size="10pt"/>
    </style:style>
    <style:style style:name="T3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re Screen Type-1</text:p>
      <text:p text:style-name="P2"/>
      <text:p text:style-name="P1">Levels 1.1 -2.1</text:p>
      <text:p text:style-name="P2"/>
      <text:p text:style-name="P1">Seeds</text:p>
      <text:p text:style-name="P1">Grass</text:p>
      <text:p text:style-name="P1">Blava</text:p>
      <text:p text:style-name="P1">Health</text:p>
      <text:p text:style-name="P1">Power</text:p>
      <text:p text:style-name="P2"/>
      <text:p text:style-name="P1">Score Screen Type-2</text:p>
      <text:p text:style-name="P2"/>
      <text:p text:style-name="P1">Levels 3.1</text:p>
      <text:p text:style-name="P2"/>
      <text:p text:style-name="P1">Seeds</text:p>
      <text:p text:style-name="P1">Grass</text:p>
      <text:p text:style-name="P1">Blava</text:p>
      <text:p text:style-name="P1">Dragon</text:p>
      <text:p text:style-name="P1">Health</text:p>
      <text:p text:style-name="P1">Power</text:p>
      <text:p text:style-name="P2"/>
      <text:p text:style-name="P1">Score Screen Type-3</text:p>
      <text:p text:style-name="P2"/>
      <text:p text:style-name="P1">Levels 3.2 - 4.2 </text:p>
      <text:p text:style-name="P2"><text:span text:style-name="T3">Seeds</text:span></text:p>
      <text:p text:style-name="P1">Grass</text:p>
      <text:p text:style-name="P1">Crystal</text:p>
      <text:p text:style-name="P1">Blava</text:p>
      <text:p text:style-name="P1">Dragon</text:p>
      <text:p text:style-name="P1">Health</text:p>
      <text:p text:style-name="P1">Power</text:p>
      <text:p text:style-name="P2"/>
      <text:p text:style-name="P1">Score Screen Type-4</text:p>
      <text:p text:style-name="P2"/>
      <text:p text:style-name="P1">Levels 5.1 - 10.4</text:p>
      <text:p text:style-name="P2"/>
      <text:p text:style-name="P1">Seeds</text:p>
      <text:p text:style-name="P1">Grass</text:p>
      <text:p text:style-name="P1">Crystal</text:p>
      <text:p text:style-name="P1">Blava</text:p>
      <text:p text:style-name="P1">Dragon</text:p>
      <text:p text:style-name="P1">Smoggy</text:p>
      <text:p text:style-name="P1">Health</text:p>
      <text:p text:style-name="P1">Power</text:p>
      <text:p text:style-name="P2"/>
      <text:p text:style-name="P1">Score Screen Type-5</text:p>
      <text:p text:style-name="P2"/>
      <text:p text:style-name="P1">Levels All Boss Levels</text:p>
      <text:p text:style-name="P2"/>
      <text:p text:style-name="P1">Seeds</text:p>
      <text:p text:style-name="P1">Grass</text:p>
      <text:p text:style-name="P1">Crystal</text:p>
      <text:p text:style-name="P1">Blava</text:p>
      <text:p text:style-name="P1">Smoggy</text:p>
      <text:p text:style-name="P1">Health</text:p>
      <text:p text:style-name="P1">Power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7T20:14:28.81</meta:creation-date>
    <meta:document-statistic meta:table-count="0" meta:image-count="0" meta:object-count="0" meta:page-count="1" meta:paragraph-count="43" meta:word-count="65" meta:character-count="357"/>
    <dc:date>2010-12-07T20:17:27.73</dc:date>
    <meta:editing-duration>PT00H02M59S</meta:editing-duration>
    <meta:editing-cycles>1</meta:editing-cycles>
    <meta:generator>OpenOffice.org/3.2$Win32 OpenOffice.org_project/320m12$Build-9483</meta:generator>
  </office:meta>
</office:document-meta>
</file>